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text:tab/><text:tab/><text:tab/><text:tab/><text:tab/><text:tab/><text:tab/><text:tab/><text:tab/><text:tab/>Robert Alm</text:p>
      <text:p text:style-name="Standard"><text:tab/><text:tab/><text:tab/><text:tab/><text:tab/><text:tab/><text:tab/><text:tab/><text:tab/><text:tab/>Movant 2017</text:p>
      <text:p text:style-name="Standard"/>
      <text:p text:style-name="Standard">My participation on Google HashCode 2017</text:p>
      <text:p text:style-name="Standard"/>
      <text:p text:style-name="Standard">Resume:This documentation is about my participation on the competition Google Hashcode 2017, my preparation for the Google HashCode 2017 and Google CodeJam 2017, and my efforts to create prefabricated code for the two contests and the programming contest of Chef Code. </text:p>
      <text:p text:style-name="Standard">This documentation is a project in order to complete my education as Network Technician on Movant private technical school. I will try to describe the contests, the issues with the competitional pograming and the programming contests and the preparation and actual participation on Google Hashcode 2017</text:p>
      <text:p text:style-name="Standard"/>
      <text:p text:style-name="Standard">I had the honor to take part in two teams. The team ”Evil Chickens of Doom” which had to cancel its participation for technical reasons and after that to the team ”Team FF” that unfortunatelly failed on the online qualification round, but delivered results on the online extended round.</text:p>
      <text:p text:style-name="Standard"/>
      <text:p text:style-name="Standard">THE COMPETITIONS</text:p>
      <text:p text:style-name="Standard"/>
      <text:p text:style-name="Standard">Google Hash Code</text:p>
      <text:p text:style-name="Standard"/>
      <text:p text:style-name="Standard">Google Hash Code is a developing competition that takes part in Europe and invites participants only from Europe, Middle Asia, and Africa. In every team is madantory to be 2 to 4 participants and the important aspect of the competition is that the participants have to solve real problems world problems, more specific problems that software engineers are facing in big companies like Google.</text:p>
      <text:p text:style-name="Standard"/>
      <text:p text:style-name="Standard"/>
      <text:p text:style-name="Standard">Google Cope Jam</text:p>
      <text:p text:style-name="Standard"/>
      <text:p text:style-name="Standard">Google CodeJam is probably the most known programming contest of google and maybe the most known programing contest in general. Google CodeJam acceptes contesters from any background and it is famous for the relatively easy qualification rounds. Thousands of participants are taking place every year, and it remains an active subject for discussions for the whole year.</text:p>
      <text:p text:style-name="Standard"/>
      <text:p text:style-name="Standard">Code Chef</text:p>
      <text:p text:style-name="Standard"/>
      <text:p text:style-name="Standard">Code Chef is an initiativ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obert Kristian Alm</meta:initial-creator>
    <meta:creation-date>2017-07-01T01:22:42.05</meta:creation-date>
    <meta:generator>OpenOffice/4.1.2$Win32 OpenOffice.org_project/412m3$Build-9782</meta:generator>
    <meta:document-statistic meta:table-count="0" meta:image-count="0" meta:object-count="0" meta:page-count="1" meta:paragraph-count="13" meta:word-count="282" meta:character-count="1781"/>
    <dc:date>2017-07-01T02:40:43.70</dc:date>
    <dc:creator>Robert Kristian Alm</dc:creator>
    <meta:editing-duration>PT1H18M3S</meta:editing-duration>
    <meta:editing-cycles>1</meta:editing-cycles>
  </office:meta>
</office:document-meta>
</file>